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size="16pt" fo:font-style="normal" fo:font-weight="bold" officeooo:rsid="0017fa9c" officeooo:paragraph-rsid="0017fa9c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6pt" officeooo:paragraph-rsid="0017fa9c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Consolas"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Consolas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Consolas" fo:font-size="14pt" officeooo:paragraph-rsid="01fe4d2e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Consolas" fo:font-size="14pt" officeooo:paragraph-rsid="021171f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onsolas" fo:font-size="14pt" officeooo:paragraph-rsid="02320149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onsolas" fo:font-size="14pt" officeooo:paragraph-rsid="0237b6e8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onsolas" fo:font-size="14pt" officeooo:paragraph-rsid="0247f8b7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onsolas" fo:font-size="14pt" officeooo:paragraph-rsid="0249a1c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onsolas" fo:font-size="14pt" officeooo:paragraph-rsid="024b7d3d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Consolas" fo:font-size="14pt" officeooo:paragraph-rsid="02510ba2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Consolas" fo:font-size="14pt" officeooo:paragraph-rsid="02590b94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4pt" officeooo:paragraph-rsid="02598254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Consolas" fo:font-size="14pt" officeooo:paragraph-rsid="025aba80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Consolas" fo:font-size="14pt" officeooo:paragraph-rsid="02601cf6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4pt" officeooo:rsid="021cc7df" officeooo:paragraph-rsid="022782a6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Consolas" fo:font-size="14pt" officeooo:rsid="021cc7df" officeooo:paragraph-rsid="022ed6ae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Consolas" fo:font-size="14pt" officeooo:rsid="0261865d" officeooo:paragraph-rsid="0261865d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Consolas" fo:font-size="14pt" fo:font-weight="bold" officeooo:paragraph-rsid="02590b9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onsolas" fo:font-size="14pt" fo:font-weight="normal" officeooo:rsid="01f4acb6" officeooo:paragraph-rsid="01f5fb0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onsolas" fo:font-size="14pt" fo:font-weight="normal" officeooo:rsid="021171f3" officeooo:paragraph-rsid="021171f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onsolas" fo:font-size="14pt" fo:font-weight="normal" officeooo:rsid="0207b539" officeooo:paragraph-rsid="021171f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onsolas" fo:font-size="14pt" fo:font-weight="normal" officeooo:rsid="021f7990" officeooo:paragraph-rsid="022782a6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f4acb6" style:font-weight-asian="normal" style:font-weight-complex="normal"/>
    </style:style>
    <style:style style:name="T3" style:family="text">
      <style:text-properties fo:font-weight="normal" officeooo:rsid="01fe4d2e" style:font-weight-asian="normal" style:font-weight-complex="normal"/>
    </style:style>
    <style:style style:name="T4" style:family="text">
      <style:text-properties fo:font-weight="normal" officeooo:rsid="0205bc2f" style:font-weight-asian="normal" style:font-weight-complex="normal"/>
    </style:style>
    <style:style style:name="T5" style:family="text">
      <style:text-properties fo:font-weight="normal" officeooo:rsid="0207b539" style:font-weight-asian="normal" style:font-weight-complex="normal"/>
    </style:style>
    <style:style style:name="T6" style:family="text">
      <style:text-properties fo:font-weight="normal" officeooo:rsid="020dba59" style:font-weight-asian="normal" style:font-weight-complex="normal"/>
    </style:style>
    <style:style style:name="T7" style:family="text">
      <style:text-properties fo:font-weight="normal" officeooo:rsid="021171f3" style:font-weight-asian="normal" style:font-weight-complex="normal"/>
    </style:style>
    <style:style style:name="T8" style:family="text">
      <style:text-properties fo:font-weight="normal" officeooo:rsid="02117344" style:font-weight-asian="normal" style:font-weight-complex="normal"/>
    </style:style>
    <style:style style:name="T9" style:family="text">
      <style:text-properties fo:font-weight="normal" officeooo:rsid="0214f170" style:font-weight-asian="normal" style:font-weight-complex="normal"/>
    </style:style>
    <style:style style:name="T10" style:family="text">
      <style:text-properties fo:font-weight="normal" officeooo:rsid="0216f006" style:font-weight-asian="normal" style:font-weight-complex="normal"/>
    </style:style>
    <style:style style:name="T11" style:family="text">
      <style:text-properties fo:font-weight="normal" officeooo:rsid="021aade6" style:font-weight-asian="normal" style:font-weight-complex="normal"/>
    </style:style>
    <style:style style:name="T12" style:family="text">
      <style:text-properties fo:font-weight="normal" officeooo:rsid="021f7990" style:font-weight-asian="normal" style:font-weight-complex="normal"/>
    </style:style>
    <style:style style:name="T13" style:family="text">
      <style:text-properties fo:font-weight="normal" officeooo:rsid="021fa6f2" style:font-weight-asian="normal" style:font-weight-complex="normal"/>
    </style:style>
    <style:style style:name="T14" style:family="text">
      <style:text-properties fo:font-weight="normal" officeooo:rsid="0221746c" style:font-weight-asian="normal" style:font-weight-complex="normal"/>
    </style:style>
    <style:style style:name="T15" style:family="text">
      <style:text-properties fo:font-weight="normal" officeooo:rsid="0222a883" style:font-weight-asian="normal" style:font-weight-complex="normal"/>
    </style:style>
    <style:style style:name="T16" style:family="text">
      <style:text-properties fo:font-weight="normal" officeooo:rsid="022633c2" style:font-weight-asian="normal" style:font-weight-complex="normal"/>
    </style:style>
    <style:style style:name="T17" style:family="text">
      <style:text-properties fo:font-weight="normal" officeooo:rsid="022817f9" style:font-weight-asian="normal" style:font-weight-complex="normal"/>
    </style:style>
    <style:style style:name="T18" style:family="text">
      <style:text-properties fo:font-weight="normal" officeooo:rsid="022ac1fa" style:font-weight-asian="normal" style:font-weight-complex="normal"/>
    </style:style>
    <style:style style:name="T19" style:family="text">
      <style:text-properties fo:font-weight="normal" officeooo:rsid="022c733a" style:font-weight-asian="normal" style:font-weight-complex="normal"/>
    </style:style>
    <style:style style:name="T20" style:family="text">
      <style:text-properties fo:font-weight="normal" officeooo:rsid="02386d88" style:font-weight-asian="normal" style:font-weight-complex="normal"/>
    </style:style>
    <style:style style:name="T21" style:family="text">
      <style:text-properties fo:font-weight="normal" officeooo:rsid="0239a714" style:font-weight-asian="normal" style:font-weight-complex="normal"/>
    </style:style>
    <style:style style:name="T22" style:family="text">
      <style:text-properties fo:font-weight="normal" officeooo:rsid="03478386" style:font-weight-asian="normal" style:font-weight-complex="normal"/>
    </style:style>
    <style:style style:name="T23" style:family="text">
      <style:text-properties fo:font-weight="normal" officeooo:rsid="04077a7b" style:font-weight-asian="normal" style:font-weight-complex="normal"/>
    </style:style>
    <style:style style:name="T24" style:family="text">
      <style:text-properties officeooo:rsid="022e56f1"/>
    </style:style>
    <style:style style:name="T25" style:family="text">
      <style:text-properties officeooo:rsid="022ed6ae"/>
    </style:style>
    <style:style style:name="T26" style:family="text">
      <style:text-properties officeooo:rsid="023013ee"/>
    </style:style>
    <style:style style:name="T27" style:family="text">
      <style:text-properties officeooo:rsid="02320149"/>
    </style:style>
    <style:style style:name="T28" style:family="text">
      <style:text-properties officeooo:rsid="0233d308"/>
    </style:style>
    <style:style style:name="T29" style:family="text">
      <style:text-properties officeooo:rsid="0235db10"/>
    </style:style>
    <style:style style:name="T30" style:family="text">
      <style:text-properties officeooo:rsid="0235faf9"/>
    </style:style>
    <style:style style:name="T31" style:family="text">
      <style:text-properties officeooo:rsid="023ae6a1"/>
    </style:style>
    <style:style style:name="T32" style:family="text">
      <style:text-properties officeooo:rsid="023dc8c4"/>
    </style:style>
    <style:style style:name="T33" style:family="text">
      <style:text-properties officeooo:rsid="023e9206"/>
    </style:style>
    <style:style style:name="T34" style:family="text">
      <style:text-properties officeooo:rsid="023fa1d9"/>
    </style:style>
    <style:style style:name="T35" style:family="text">
      <style:text-properties officeooo:rsid="023fbdfa"/>
    </style:style>
    <style:style style:name="T36" style:family="text">
      <style:text-properties officeooo:rsid="023fdfec"/>
    </style:style>
    <style:style style:name="T37" style:family="text">
      <style:text-properties officeooo:rsid="02417c6e"/>
    </style:style>
    <style:style style:name="T38" style:family="text">
      <style:text-properties officeooo:rsid="0243003d"/>
    </style:style>
    <style:style style:name="T39" style:family="text">
      <style:text-properties officeooo:rsid="0244bbcb"/>
    </style:style>
    <style:style style:name="T40" style:family="text">
      <style:text-properties officeooo:rsid="0247f8b7"/>
    </style:style>
    <style:style style:name="T41" style:family="text">
      <style:text-properties officeooo:rsid="0249a1cf"/>
    </style:style>
    <style:style style:name="T42" style:family="text">
      <style:text-properties officeooo:rsid="024b355d"/>
    </style:style>
    <style:style style:name="T43" style:family="text">
      <style:text-properties officeooo:rsid="024d79a6"/>
    </style:style>
    <style:style style:name="T44" style:family="text">
      <style:text-properties officeooo:rsid="024dc339"/>
    </style:style>
    <style:style style:name="T45" style:family="text">
      <style:text-properties officeooo:rsid="02509fa7"/>
    </style:style>
    <style:style style:name="T46" style:family="text">
      <style:text-properties officeooo:rsid="02514ddd"/>
    </style:style>
    <style:style style:name="T47" style:family="text">
      <style:text-properties officeooo:rsid="025238a2"/>
    </style:style>
    <style:style style:name="T48" style:family="text">
      <style:text-properties officeooo:rsid="02566711"/>
    </style:style>
    <style:style style:name="T49" style:family="text">
      <style:text-properties officeooo:rsid="02584e12"/>
    </style:style>
    <style:style style:name="T50" style:family="text">
      <style:text-properties officeooo:rsid="02596b42"/>
    </style:style>
    <style:style style:name="T51" style:family="text">
      <style:text-properties officeooo:rsid="02598254"/>
    </style:style>
    <style:style style:name="T52" style:family="text">
      <style:text-properties officeooo:rsid="025e4435"/>
    </style:style>
    <style:style style:name="T53" style:family="text">
      <style:text-properties officeooo:rsid="02601cf6"/>
    </style:style>
    <style:style style:name="T54" style:family="text">
      <style:text-properties officeooo:rsid="0261e186"/>
    </style:style>
    <style:style style:name="T55" style:family="text">
      <style:text-properties officeooo:rsid="026a4266"/>
    </style:style>
    <style:style style:name="T56" style:family="text">
      <style:text-properties officeooo:rsid="027048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------------------------------------------------------</text:p>
      <text:p text:style-name="P1">PRÓLOGO</text:p>
      <text:p text:style-name="P2">--------------------------------------------------------</text:p>
      <text:p text:style-name="P3"/>
      <text:p text:style-name="P5"><text:span text:style-name="T2">En un mundo donde las artes marciales son la clave para resolver conflictos. </text:span><text:span text:style-name="T11">Kung Fu Man e</text:span><text:span text:style-name="T3">s</text:span><text:span text:style-name="T2"> un luchador legendario que protege a los inocentes.</text:span></text:p>
      <text:p text:style-name="P21"/>
      <text:p text:style-name="P6"><text:span text:style-name="T2">Un día, </text:span><text:span text:style-name="T4">decide transmitir sus conocimientos con el mundo </text:span><text:span text:style-name="T5">y anuncia la apertura del Mo</text:span><text:span text:style-name="T6">u</text:span><text:span text:style-name="T5">ntainside Temple, </text:span><text:span text:style-name="T7">ofrec</text:span><text:span text:style-name="T9">iendo</text:span><text:span text:style-name="T7"> sesiones de entrenamiento por un precio atractivo.</text:span></text:p>
      <text:p text:style-name="P22"/>
      <text:p text:style-name="P6"><text:span text:style-name="T7">Este es e</text:span><text:span text:style-name="T5">l lugar donde </text:span><text:span text:style-name="T6">fue criado</text:span><text:span text:style-name="T5">, el cuál le </text:span><text:span text:style-name="T20">fue</text:span><text:span text:style-name="T5"> heredado </text:span><text:span text:style-name="T8">y le hac</text:span><text:span text:style-name="T20">ia</text:span><text:span text:style-name="T8"> mucha ilusión que las nuevas generaciones </text:span><text:span text:style-name="T21">salieran</text:span><text:span text:style-name="T8"> preparadas desde allí</text:span><text:span text:style-name="T5">.</text:span></text:p>
      <text:p text:style-name="P23"/>
      <text:p text:style-name="P17"><text:span text:style-name="T10">E</text:span><text:span text:style-name="T1">ntre todos </text:span><text:span text:style-name="T23">los alumnos que entrenó</text:span><text:span text:style-name="T1">, existió un</text:span><text:span text:style-name="T23">o</text:span><text:span text:style-name="T1"> que destacó por completo. </text:span><text:span text:style-name="T14">Se trataba de</text:span><text:span text:style-name="T1"> </text:span><text:span text:style-name="T14">u</text:span><text:span text:style-name="T12">na alegre, </text:span><text:span text:style-name="T22">sensible</text:span><text:span text:style-name="T12"> </text:span><text:span text:style-name="T15">y carismática</text:span><text:span text:style-name="T12"> chica </text:span><text:span text:style-name="T13">conocida como</text:span><text:span text:style-name="T12"> Kung Fu Girl.</text:span></text:p>
      <text:p text:style-name="P24"/>
      <text:p text:style-name="P18"><text:span text:style-name="T16">Kung Fu Man estaba impresionado de que alguien sin </text:span><text:span text:style-name="T17">un</text:span><text:span text:style-name="T16"> </text:span><text:span text:style-name="T19">entrenamiento y </text:span><text:span text:style-name="T16">espíritu s</text:span><text:span text:style-name="T18">ó</text:span><text:span text:style-name="T16">lido como el suyo, pudiera imitar con facilidad </text:span><text:span text:style-name="T17">sus movimientos.</text:span></text:p>
      <text:p text:style-name="P4"/>
      <text:p text:style-name="P7"><text:span text:style-name="T33">Así que</text:span> <text:span text:style-name="T24">invitó a Kung Fu Girl </text:span><text:span text:style-name="T25">p</text:span><text:span text:style-name="T24">a</text:span><text:span text:style-name="T25">ra que</text:span><text:span text:style-name="T24"> entrenar</text:span><text:span text:style-name="T25">a </text:span><text:span text:style-name="T34">más tiempo</text:span><text:span text:style-name="T25"> con él, </text:span><text:span text:style-name="T35">de este modo, él podría entender</text:span><text:span text:style-name="T26"> cómo ella </text:span><text:span text:style-name="T35">lograba </text:span><text:span text:style-name="T26">progresar tan rápido, </text:span><text:span text:style-name="T31">porque </text:span><text:span text:style-name="T35">a pesar de todo;</text:span><text:span text:style-name="T26"> Kung Fu Man deseaba poder perfeccionar aún más su técnica.</text:span></text:p>
      <text:p text:style-name="P7"/>
      <text:p text:style-name="P8"><text:span text:style-name="T27">E</text:span>ventualmente, <text:span text:style-name="T29">ambos</text:span><text:span text:style-name="T28"> termin</text:span><text:span text:style-name="T30">aron</text:span> desarrollando sentimientos <text:span text:style-name="T29">el uno por el otro</text:span>.</text:p>
      <text:p text:style-name="P8"/>
      <text:p text:style-name="P9">Sin embargo, Kung Fu Man <text:span text:style-name="T32">no podía concentrarse </text:span><text:span text:style-name="T37">al estar perdidamente</text:span><text:span text:style-name="T36"> enamorado de Kung Fu Girl..</text:span></text:p>
      <text:p text:style-name="P9"/>
      <text:p text:style-name="P10"><text:span text:style-name="T40">P</text:span>ara mantener <text:span text:style-name="T38">su disciplina.</text:span></text:p>
      <text:p text:style-name="P10"/>
      <text:p text:style-name="P10"><text:span text:style-name="T41">Kung Fu Man </text:span>le encomendó un viaje de auto-exploración <text:span text:style-name="T39">a Kung Fu Girl</text:span>.</text:p>
      <text:p text:style-name="P10"/>
      <text:p text:style-name="P11"><text:soft-page-break/>Kung Fu Girl <text:span text:style-name="T42">no entendía la decisión de su </text:span><text:span text:style-name="T43">amante </text:span><text:span text:style-name="T48">y él tampoco</text:span><text:span text:style-name="T42">.. </text:span><text:span text:style-name="T48">solo manifestaba que </text:span><text:span text:style-name="T55">podía ser</text:span><text:span text:style-name="T48"> lo </text:span><text:span text:style-name="T49">mejor para ambos</text:span><text:span text:style-name="T48">.</text:span><text:span text:style-name="T42"> </text:span><text:span text:style-name="T44">Luego de un par de horas discutiendo, ella</text:span><text:span text:style-name="T42"> emprendió su viaje con el corazón destrozado...</text:span></text:p>
      <text:p text:style-name="P4"/>
      <text:p text:style-name="P12">Desde el gran alboroto que causó la apertura del Mountainside Temple, este estaba siendo "cazado" por una mafia liderada por <text:span text:style-name="T45">un sujeto misterioso..</text:span></text:p>
      <text:p text:style-name="P12"/>
      <text:p text:style-name="P13"><text:span text:style-name="T46">Él era conocido como</text:span> Suave Dude.. <text:span text:style-name="T47">Sus objetivos e intereses </text:span><text:span text:style-name="T56">aún</text:span><text:span text:style-name="T47"> eran desconocidos.</text:span></text:p>
      <text:p text:style-name="P20"/>
      <text:p text:style-name="P14">Un día, los secuaces de Suave Dude intentaron invadir el Mountainside Temple.</text:p>
      <text:p text:style-name="P14"/>
      <text:p text:style-name="P15"><text:span text:style-name="T51">P</text:span>ero fueron detenidos por <text:span text:style-name="T50">un furioso</text:span> Kung Fu Man.</text:p>
      <text:p text:style-name="P15"/>
      <text:p text:style-name="P16"><text:span text:style-name="T52">Días</text:span> después del ataque de Suave Dude, Kung Fu Man recibió menos visitantes a su templo</text:p>
      <text:p text:style-name="P16"/>
      <text:p text:style-name="P16"><text:span text:style-name="T53">L</text:span>os rumores decían que era un lugar peligroso..</text:p>
      <text:p text:style-name="P16"/>
      <text:p text:style-name="P19">Y sin saber nada de Kung Fu Girl, <text:span text:style-name="T54">el legendario guerrero</text:span> cayó en una profunda depresión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VE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4T13:37:52.974000000</meta:creation-date>
    <dc:date>2024-05-05T15:00:41.999000000</dc:date>
    <meta:editing-duration>PT17H32M37S</meta:editing-duration>
    <meta:editing-cycles>997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21" meta:word-count="344" meta:character-count="2151" meta:non-whitespace-character-count="1828"/>
  </office:meta>
</office:document-meta>
</file>